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4476b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draw:fill="solid" draw:fill-color="#e6e6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6cm"/>
    </style:style>
    <style:style style:name="gr6" style:family="graphic" style:parent-style-name="standard">
      <style:graphic-properties svg:stroke-color="#008000" draw:marker-end="Double_20_Arrow" draw:fill="solid" draw:fill-color="#94476b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8" style:family="graphic" style:parent-style-name="standard">
      <style:graphic-properties svg:stroke-color="#008000" draw:marker-end="Double_20_Arrow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402cm"/>
    </style:style>
    <style:style style:name="gr10" style:family="graphic" style:parent-style-name="standard">
      <style:graphic-properties draw:stroke="solid" svg:stroke-color="#008000" draw:marker-end="Double_20_Arrow" draw:textarea-horizontal-align="center" draw:textarea-vertical-align="middl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7.508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8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32pt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size="18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7.508cm" svg:x="1.399cm" svg:y="1.27cm" presentation:class="subtitle" presentation:user-transformed="true">
          <draw:text-box>
            <text:p><text:span text:style-name="T1">Share • Like • Connect</text:span></text:p>
            <text:p><text:span text:style-name="T2"/></text:p>
            <text:p><text:span text:style-name="T2"><text:s/></text:span><text:span text:style-name="T2">Ubiquitous Social Semantic Interaction</text:span></text:p>
            <text:p><text:span text:style-name="T2"/></text:p>
            <text:p><text:span text:style-name="T3"/></text:p>
            <text:p><text:span text:style-name="T3"/></text:p>
            <text:p><text:span text:style-name="T3">Aaron Seigo • March 20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The Concept</text:p>
          </draw:text-box>
        </draw:frame>
        <draw:frame presentation:style-name="pr4" draw:layer="layout" svg:width="25.191cm" svg:height="13.864cm" svg:x="1.399cm" svg:y="4.915cm" presentation:class="outline">
          <draw:text-box>
            <text:list text:style-name="L2">
              <text:list-item>
                <text:p>Act on whichever content has “focus”</text:p>
                <text:list>
                  <text:list-item>
                    <text:p>Window has focus</text:p>
                  </text:list-item>
                  <text:list-item>
                    <text:p>Map location selected</text:p>
                  </text:list-item>
                  <text:list-item>
                    <text:p>Image / text selected</text:p>
                  </text:list-item>
                </text:list>
              </text:list-item>
              <text:list-item>
                <text:p>One click access to social media style actions</text:p>
                <text:list>
                  <text:list-item>
                    <text:p>Like→Send to online account, bookmark locally</text:p>
                  </text:list-item>
                  <text:list-item>
                    <text:p>Share→Send to contacts, post online</text:p>
                  </text:list-item>
                  <text:list-item>
                    <text:p>Connect→to events, contacts, activ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Examples</text:p>
          </draw:text-box>
        </draw:frame>
        <draw:frame presentation:style-name="pr4" draw:layer="layout" svg:width="25.191cm" svg:height="13.864cm" svg:x="1.399cm" svg:y="4.915cm" presentation:class="outline">
          <draw:text-box>
            <text:list text:style-name="L2">
              <text:list-item>
                <text:p>Share photo on identi.ca / Twitter</text:p>
              </text:list-item>
              <text:list-item>
                <text:p>Share selected text on pastebin.kde.org</text:p>
              </text:list-item>
              <text:list-item>
                <text:p>Mark a story from CNN as “Liked” on Facebook</text:p>
              </text:list-item>
              <text:list-item>
                <text:p>“Like” an email for later viewing (bookmarking)</text:p>
              </text:list-item>
              <text:list-item>
                <text:p>Connect a map (Marble) to an event (Akonadi)</text:p>
              </text:list-item>
              <text:list-item>
                <text:p>Connect a friend to an event</text:p>
              </text:list-item>
              <text:list-item>
                <text:p>Connect a friend to another friend</text:p>
              </text:list-item>
              <text:list-item>
                <text:p>Send article to tablet for comfortable read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The Use Benefits</text:p>
          </draw:text-box>
        </draw:frame>
        <draw:frame presentation:style-name="pr4" draw:layer="layout" svg:width="25.191cm" svg:height="13.864cm" svg:x="1.399cm" svg:y="4.915cm" presentation:class="outline">
          <draw:text-box>
            <text:list text:style-name="L2">
              <text:list-item>
                <text:p>Instant gratification interaction with what is currently in front of you</text:p>
              </text:list-item>
              <text:list-item>
                <text:p>Global social media interaction</text:p>
              </text:list-item>
              <text:list-item>
                <text:p>Marking things for easy later retrieval</text:p>
              </text:list-item>
              <text:list-item>
                <text:p>Creating dynamic connections without long interactions or interface travers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ost / Benefit</text:p>
          </draw:text-box>
        </draw:frame>
        <draw:frame presentation:style-name="pr4" draw:layer="layout" svg:width="25.191cm" svg:height="13.864cm" svg:x="1.399cm" svg:y="4.915cm" presentation:class="outline">
          <draw:text-box>
            <text:list text:style-name="L2">
              <text:list-item>
                <text:p>Benefit</text:p>
                <text:list>
                  <text:list-item>
                    <text:p>Unique feature (++sellingPoints)</text:p>
                  </text:list-item>
                  <text:list-item>
                    <text:p>Modern device interaction (++userBenefit)</text:p>
                  </text:list-item>
                  <text:list-item>
                    <text:p>Exposes features like activities more directly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Cost</text:p>
                <text:list>
                  <text:list-item>
                    <text:p>Significant development effort</text:p>
                  </text:list-item>
                  <text:list-item>
                    <text:p>Marketing of fea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Prior Art</text:p>
          </draw:text-box>
        </draw:frame>
        <draw:frame presentation:style-name="pr4" draw:layer="layout" svg:width="25.191cm" svg:height="13.864cm" svg:x="1.399cm" svg:y="4.915cm" presentation:class="outline">
          <draw:text-box>
            <text:list text:style-name="L2">
              <text:list-item>
                <text:p>Like and Share on Facebook, Twitter, etc.</text:p>
              </text:list-item>
              <text:list-item>
                <text:p>Flip Pad: an iPad app that focuses on content sharing via social networks</text:p>
              </text:list-item>
              <text:list-item>
                <text:p>Android app that lets you quickly share things on device on social networks</text:p>
              </text:list-item>
              <text:list-item>
                <text:p>Plasma Share engine</text:p>
              </text:list-item>
            </text:list>
            <text:p/>
            <text:p text:style-name="P2">Common interaction pattern …</text:p>
            <text:p text:style-name="P2">… but never delivered as ubiquitous service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A Simple Global Interface</text:p>
          </draw:text-box>
        </draw:frame>
        <draw:custom-shape draw:style-name="gr2" draw:text-style-name="P2" draw:layer="layout" svg:width="10.995cm" svg:height="3.176cm" svg:x="8.347cm" svg:y="13.7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8.682cm" svg:y="14.059cm">
          <text:p text:style-name="P2"><text:span text:style-name="T4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12.282cm" svg:y="14.059cm">
          <text:p text:style-name="P2"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15.88cm" svg:y="14.059cm">
          <text:p text:style-name="P2"><text:span text:style-name="T4">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4" draw:text-style-name="P2" xml:id="id3" draw:id="id3" draw:layer="layout" svg:width="3.809cm" svg:height="5.081cm" svg:x="8.252cm" svg:y="12.06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1cm" svg:height="3.507cm" svg:x="1.399cm" svg:y="0.837cm" presentation:class="title" presentation:user-transformed="true">
          <draw:text-box>
            <text:p>User Friendly</text:p>
          </draw:text-box>
        </draw:frame>
        <draw:custom-shape draw:style-name="gr2" draw:text-style-name="P2" xml:id="id5" draw:id="id5" draw:layer="layout" svg:width="10.995cm" svg:height="3.176cm" svg:x="8.347cm" svg:y="13.7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8.682cm" svg:y="14.059cm">
          <text:p text:style-name="P2"><text:span text:style-name="T4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12.282cm" svg:y="14.059cm">
          <text:p text:style-name="P2"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15.88cm" svg:y="14.059cm">
          <text:p text:style-name="P2"><text:span text:style-name="T4">C</text:span></text:p>
          <draw:enhanced-geometry svg:viewBox="0 0 21600 21600" draw:type="rectangle" draw:enhanced-path="M 0 0 L 21600 0 21600 21600 0 21600 0 0 Z N"/>
        </draw:custom-shape>
        <draw:frame draw:style-name="gr5" draw:text-style-name="P4" xml:id="id1" draw:id="id1" draw:layer="layout" svg:width="10.792cm" svg:height="3.096cm" svg:x="14.6cm" svg:y="8.892cm">
          <draw:text-box>
            <text:p><text:span text:style-name="T4">Each button supports direct manipulation (click/touch/etc) and dropping of media. Disabled when not usable (no data, wrong kind, ...)</text:span></text:p>
          </draw:text-box>
        </draw:frame>
        <draw:connector draw:style-name="gr6" draw:text-style-name="P2" draw:layer="layout" draw:type="lines" svg:x1="19.996cm" svg:y1="11.988cm" svg:x2="13.659cm" svg:y2="13.97cm" draw:start-shape="id1" draw:start-glue-point="2" svg:d="m19996 11988v500l-6337 1482v0">
          <text:p/>
        </draw:connector>
        <draw:frame draw:style-name="gr7" draw:text-style-name="P4" xml:id="id2" draw:id="id2" draw:layer="layout" svg:width="10.792cm" svg:height="2.385cm" svg:x="2.539cm" svg:y="6.351cm">
          <draw:text-box>
            <text:p><text:span text:style-name="T4">On touch where it is in a panel, actual touch zone may be larger than visual to accommodate fingers</text:span></text:p>
          </draw:text-box>
        </draw:frame>
        <draw:connector draw:style-name="gr8" draw:text-style-name="P2" draw:layer="layout" draw:type="lines" svg:x1="7.935cm" svg:y1="8.736cm" svg:x2="10.156cm" svg:y2="12.068cm" draw:start-shape="id2" draw:start-glue-point="2" draw:end-shape="id3" svg:d="m7935 8736v500l2221 2330v502">
          <text:p/>
        </draw:connector>
        <draw:frame draw:style-name="gr5" draw:text-style-name="P4" xml:id="id4" draw:id="id4" draw:layer="layout" svg:width="10.157cm" svg:height="3.096cm" svg:x="16.504cm" svg:y="17.785cm">
          <draw:text-box>
            <text:p><text:span text:style-name="T4">Testing with paper mockups gave </text:span><text:span text:style-name="T5">100% recognition and function identification</text:span><text:span text:style-name="T4"> of icons with no text or verbal assistance.</text:span></text:p>
          </draw:text-box>
        </draw:frame>
        <draw:connector draw:style-name="gr8" draw:text-style-name="P2" draw:layer="layout" draw:type="lines" svg:x1="16.504cm" svg:y1="19.333cm" svg:x2="13.844cm" svg:y2="16.934cm" draw:start-shape="id4" draw:start-glue-point="3" draw:end-shape="id5" draw:end-glue-point="2" svg:d="m16504 19333h-500l-2160-1898v-501">
          <text:p/>
        </draw:connecto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Device Aware</text:p>
          </draw:text-box>
        </draw:frame>
        <draw:custom-shape draw:style-name="gr2" draw:text-style-name="P2" draw:layer="layout" svg:width="14.505cm" svg:height="3.176cm" svg:x="6.747cm" svg:y="13.7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7.082cm" svg:y="14.059cm">
          <text:p text:style-name="P2"><text:span text:style-name="T4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10.682cm" svg:y="14.059cm">
          <text:p text:style-name="P2"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14.281cm" svg:y="14.059cm">
          <text:p text:style-name="P2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3.174cm" svg:height="2.541cm" svg:x="17.781cm" svg:y="14.059cm">
          <text:p text:style-name="P2"><text:span text:style-name="T4">T</text:span></text:p>
          <draw:enhanced-geometry svg:viewBox="0 0 21600 21600" draw:type="rectangle" draw:enhanced-path="M 0 0 L 21600 0 21600 21600 0 21600 0 0 Z N"/>
        </draw:custom-shape>
        <draw:frame draw:style-name="gr9" draw:text-style-name="P4" xml:id="id6" draw:id="id6" draw:layer="layout" svg:width="10.792cm" svg:height="6.652cm" svg:x="6.982cm" svg:y="5.081cm">
          <draw:text-box>
            <text:p><text:span text:style-name="T4">When a mobile device announces and is paired, it can show up in the Share Like Connect interface.</text:span></text:p>
            <text:p><text:span text:style-name="T4"/></text:p>
            <text:p><text:span text:style-name="T4">It published a Plasmoid which can be accepted by other systems. Remote Plasmoids handle authentication and remote DataEngine and Service usage.</text:span></text:p>
          </draw:text-box>
        </draw:frame>
        <draw:connector draw:style-name="gr8" draw:text-style-name="P2" draw:layer="layout" draw:type="lines" svg:x1="12.378cm" svg:y1="11.733cm" svg:x2="19.368cm" svg:y2="14.059cm" draw:start-shape="id6" draw:start-glue-point="2" draw:end-shape="id7" draw:end-glue-point="0" svg:d="m12378 11733v500l6990 1324v502">
          <text:p/>
        </draw:connecto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Selecting An Action</text:p>
          </draw:text-box>
        </draw:frame>
        <draw:custom-shape draw:style-name="gr2" draw:text-style-name="P2" draw:layer="layout" svg:width="14.505cm" svg:height="3.176cm" svg:x="6.747cm" svg:y="13.7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7.082cm" svg:y="14.059cm">
          <text:p text:style-name="P2"><text:span text:style-name="T4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10.682cm" svg:y="14.059cm">
          <text:p text:style-name="P2"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14.281cm" svg:y="14.059cm">
          <text:p text:style-name="P2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17.781cm" svg:y="14.059cm">
          <text:p text:style-name="P2"><text:span text:style-name="T4">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10.792cm" svg:height="8.893cm" svg:x="3.808cm" svg:y="4.746cm">
          <text:p text:style-name="P2"><text:span text:style-name="T4">*** LIKE ***</text:span></text:p>
          <text:p text:style-name="P2"><text:span text:style-name="T4"/></text:p>
          <text:p text:style-name="P2"><text:span text:style-name="T4">Photo of Sunset</text:span></text:p>
          <text:p text:style-name="P2"><text:span text:style-name="T4"/></text:p>
          <text:p text:style-name="P5"><text:span text:style-name="T4">… </text:span><text:span text:style-name="T4">on Facebook</text:span></text:p>
          <text:p text:style-name="P5"><text:span text:style-name="T4"/></text:p>
          <text:p text:style-name="P5"><text:span text:style-name="T4">… </text:span><text:span text:style-name="T4">on Twitter</text:span></text:p>
          <text:p text:style-name="P5"><text:span text:style-name="T4"/></text:p>
          <text:p text:style-name="P5"><text:span text:style-name="T4">… </text:span><text:span text:style-name="T4">in local favorites</text:span></text:p>
          <draw:enhanced-geometry svg:viewBox="0 0 21600 21600" draw:type="rectangle" draw:enhanced-path="M 0 0 L 21600 0 21600 21600 0 21600 0 0 Z N"/>
        </draw:custom-shape>
        <draw:frame draw:style-name="gr7" draw:text-style-name="P4" xml:id="id8" draw:id="id8" draw:layer="layout" svg:width="12.06cm" svg:height="2.385cm" svg:x="15.236cm" svg:y="5.716cm">
          <draw:text-box>
            <text:p><text:span text:style-name="T4">Options come from services advertised by relevant DataEngine, much as the Share DataEngine currently does.</text:span></text:p>
          </draw:text-box>
        </draw:frame>
        <draw:connector draw:style-name="gr10" draw:text-style-name="P2" draw:layer="layout" draw:type="lines" svg:x1="21.266cm" svg:y1="8.101cm" svg:x2="14.6cm" svg:y2="9.192cm" draw:start-shape="id8" draw:start-glue-point="2" draw:end-shape="id9" svg:d="m21266 8101v500l-6165 591h-501">
          <text:p/>
        </draw:connecto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ompleting An Action</text:p>
          </draw:text-box>
        </draw:frame>
        <draw:custom-shape draw:style-name="gr2" draw:text-style-name="P2" draw:layer="layout" svg:width="14.505cm" svg:height="3.176cm" svg:x="6.747cm" svg:y="13.7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7.082cm" svg:y="14.059cm">
          <text:p text:style-name="P2"><text:span text:style-name="T4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10.682cm" svg:y="14.059cm">
          <text:p text:style-name="P2"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14.281cm" svg:y="14.059cm">
          <text:p text:style-name="P2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4cm" svg:height="2.541cm" svg:x="17.781cm" svg:y="14.059cm">
          <text:p text:style-name="P2"><text:span text:style-name="T4">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792cm" svg:height="8.893cm" svg:x="3.808cm" svg:y="4.746cm">
          <text:p text:style-name="P2"><text:span text:style-name="T4">*** LIKE ***</text:span></text:p>
          <text:p text:style-name="P2"><text:span text:style-name="T4"/></text:p>
          <text:p text:style-name="P2"><text:span text:style-name="T4">Photo of Sunset</text:span></text:p>
          <text:p text:style-name="P2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9.522cm" svg:height="3.811cm" svg:x="4.443cm" svg:y="7.957cm">
          <text:p text:style-name="P5"><text:span text:style-name="T4">Message... <text:s text:c="27"/></text:span></text:p>
          <text:p text:style-name="P5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444cm" svg:height="1.27cm" svg:x="6.982cm" svg:y="12.168cm">
          <text:p text:style-name="P2"><text:span text:style-name="T4">S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Active Content Service</text:p>
          </draw:text-box>
        </draw:frame>
        <draw:frame presentation:style-name="pr4" draw:layer="layout" svg:width="25.191cm" svg:height="13.864cm" svg:x="1.399cm" svg:y="4.915cm" presentation:class="outline">
          <draw:text-box>
            <text:list text:style-name="L2">
              <text:list-item>
                <text:p>“Stateless” D-Bus service</text:p>
              </text:list-item>
              <text:list-item>
                <text:p>Owned by one application at a time</text:p>
                <text:list>
                  <text:list-item>
                    <text:p>Active app should claim it</text:p>
                  </text:list-item>
                  <text:list-item>
                    <text:p>When an app is deactivated it should abdicate</text:p>
                  </text:list-item>
                </text:list>
              </text:list-item>
              <text:list-item>
                <text:p>Signal: activeContentChanged(ContentTuple)</text:p>
              </text:list-item>
              <text:list-item>
                <text:p>Method: ContentTuple activeContent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Active Content Tuple</text:p>
          </draw:text-box>
        </draw:frame>
        <draw:frame presentation:style-name="pr4" draw:layer="layout" svg:width="25.191cm" svg:height="13.864cm" svg:x="1.399cm" svg:y="4.915cm" presentation:class="outline">
          <draw:text-box>
            <text:list text:style-name="L2">
              <text:list-item>
                <text:p>Required</text:p>
                <text:list>
                  <text:list-item>
                    <text:p>ID (internal now, later so apps may have multiple?)</text:p>
                  </text:list-item>
                  <text:list-item>
                    <text:p>URI (special form for dynamic, e.g. map loc?)</text:p>
                  </text:list-item>
                </text:list>
              </text:list-item>
              <text:list-item>
                <text:p>Optional</text:p>
                <text:list>
                  <text:list-item>
                    <text:p>Mimetype</text:p>
                  </text:list-item>
                  <text:list-item>
                    <text:p>Service identifier(s?) (e.g. Facebook)</text:p>
                  </text:list-item>
                  <text:list-item>
                    <text:p>Window ID</text:p>
                  </text:list-item>
                  <text:list-item>
                    <text:p>Title</text:p>
                  </text:list-item>
                  <text:list-item>
                    <text:p>Thumbna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Work Required: General</text:p>
          </draw:text-box>
        </draw:frame>
        <draw:frame presentation:style-name="pr4" draw:layer="layout" svg:width="25.191cm" svg:height="13.864cm" svg:x="1.399cm" svg:y="4.915cm" presentation:class="outline">
          <draw:text-box>
            <text:list text:style-name="L2">
              <text:list-item>
                <text:p>Global online accounts</text:p>
              </text:list-item>
              <text:list-item>
                <text:p>ActiveContentService</text:p>
              </text:list-item>
              <text:list-item>
                <text:p>Tagging network connections (e.g. “Home”)</text:p>
              </text:list-item>
              <text:list-item>
                <text:p>Usable contacts/friends selector</text:p>
              </text:list-item>
              <text:list-item>
                <text:p>Syncing with network service (OwnCloud?)</text:p>
              </text:list-item>
              <text:list-item>
                <text:p>Demo video (ship with installs for first boot pla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Work Required - Plasma</text:p>
          </draw:text-box>
        </draw:frame>
        <draw:frame presentation:style-name="pr4" draw:layer="layout" svg:width="25.191cm" svg:height="13.864cm" svg:x="1.399cm" svg:y="4.915cm" presentation:class="outline">
          <draw:text-box>
            <text:list text:style-name="L2">
              <text:list-item>
                <text:p>“Share<text:span text:style-name="T6"> • </text:span>Like<text:span text:style-name="T6"> • </text:span>Connect” Plasmoid</text:p>
              </text:list-item>
              <text:list-item>
                <text:p>Device Share Plasmoid (for remoting)</text:p>
              </text:list-item>
              <text:list-item>
                <text:p>Like DataEngine + Service</text:p>
              </text:list-item>
              <text:list-item>
                <text:p>Connect DataEngine + Service</text:p>
              </text:list-item>
              <text:list-item>
                <text:p>Improvements to Plasma Remot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Work Required - Applications</text:p>
          </draw:text-box>
        </draw:frame>
        <draw:frame presentation:style-name="pr4" draw:layer="layout" svg:width="25.191cm" svg:height="13.864cm" svg:x="1.399cm" svg:y="4.915cm" presentation:class="outline">
          <draw:text-box>
            <text:list text:style-name="L2">
              <text:list-item>
                <text:p>Plasmoids that publish content</text:p>
              </text:list-item>
              <text:list-item>
                <text:p>Marble publishing map content</text:p>
              </text:list-item>
              <text:list-item>
                <text:p>Web browser publishing URLs</text:p>
              </text:list-item>
              <text:list-item>
                <text:p>Calligra / Okular publishing document URIs</text:p>
              </text:list-item>
              <text:list-item>
                <text:p>Gwenview (?) publishing image URIs</text:p>
              </text:list-item>
              <text:list-item>
                <text:p>Kontact Touch publishing event / message I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Double_20_Arrow" draw:display-name="Double Arrow" svg:viewBox="0 0 1131 1918" svg:d="m737 1131h394l-564-1131-567 1131h398l-398 787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29T10:05:56</meta:creation-date>
    <meta:editing-duration>P1DT1H55M18S</meta:editing-duration>
    <meta:editing-cycles>17</meta:editing-cycles>
    <dc:date>2011-04-25T12:46:43</dc:date>
    <meta:generator>LibreOffice/3.3$Linux LibreOffice_project/330m19$Build-202</meta:generator>
    <meta:document-statistic meta:object-count="117"/>
  </office:meta>
</office:document-meta>
</file>